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929c" officeooo:paragraph-rsid="0010929c"/>
    </style:style>
    <style:style style:name="P2" style:family="paragraph" style:parent-style-name="Standard">
      <style:text-properties officeooo:rsid="0010929c" officeooo:paragraph-rsid="00111136"/>
    </style:style>
    <style:style style:name="T1" style:family="text">
      <style:text-properties officeooo:rsid="00111136"/>
    </style:style>
    <style:style style:name="T2" style:family="text">
      <style:text-properties officeooo:rsid="00111136" fo:background-color="#ffff00" loext:char-shading-value="0"/>
    </style:style>
    <style:style style:name="T3" style:family="text">
      <style:text-properties officeooo:rsid="00111136" fo:background-color="transparent" loext:char-shading-value="0"/>
    </style:style>
    <style:style style:name="T4" style:family="text">
      <style:text-properties officeooo:rsid="00114895"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lectrophysiology</text:h>
      <text:p text:style-name="P1">Rey et al. 2015</text:p>
      <text:p text:style-name="P2">In order to measure the brain activity, the most widely used technique is still electrophysiology recording. It consists of in the placement of electrodes in brain tissue and record the electrical activity happening in that position. These techniques comprise measurements intracellularly (such as patch clamp where the cell membrane is ripped and the experimentalist has access to the intracellular medium) or, most commonly used, in the extracellular medium. When a neuron produces (intracellularly) an Action Potential (AP), the latter propagates along the neuron's axon and dendrites, but at the same some of this AP is propagated into the extracellular medium producing a Extracellular Action Potential (EAP) <text:span text:style-name="T1">by means of ionic flows from the neuron to the EM and vice-versa</text:span>. <text:span text:style-name="T1">This flow of charges produces unbalanced distribution of charge that will start to move away from the neuron's membrane. This </text:span><text:span text:style-name="T2">“wave” </text:span><text:span text:style-name="T3"><text:s/>is what the electrodes sense and record. Naturally, the electrodes don't only detect the EAP, they detect any fluctuation in electric potential that reaches it, in particular Local Field Potentials (LFPs). There isn't a large consensus on what the mechanism that produces LFPs is, however many believe they are generated by the input currents from the dendrites of the surrounding neurons where the cell bodies are (partially) aligned creating coherent dipoles in the recorded medium (Buzsáki et al., 2012). LFPs usually have much larger amplitude (~100mV) </text:span><text:span text:style-name="T4">than EAPs do (~100uV), however their power Spectrum is very distinct: LFPs are dominant in the low frequency domain (up to 50Hz) and EAP exist only on the high frequencies (above 500Hz). For this reason, a filter can be applied and both phenomena can be analyzed separately</text:span></text:p>
      <text:p text:style-name="P2"><text:span text:style-name="T4"/></text:p>
      <text:p text:style-name="P1">Among all the methods used to study the dynamics of neural activity, electrophysiology is still the most widely used, in particular, extracellular recording. The </text:p>
      <text:p text:style-name="P1">The electrical potential changes measured at the electrode reflect ionic current flows in the extracellular mediu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23:40:22.471102836</meta:creation-date>
    <dc:date>2016-04-05T01:14:45.183830864</dc:date>
    <meta:editing-duration>PT46M47S</meta:editing-duration>
    <meta:editing-cycles>1</meta:editing-cycles>
    <meta:document-statistic meta:table-count="0" meta:image-count="0" meta:object-count="0" meta:page-count="1" meta:paragraph-count="5" meta:word-count="318" meta:character-count="2053" meta:non-whitespace-character-count="1738"/>
    <meta:generator>LibreOffice/4.2.8.2$Linux_X86_64 LibreOffice_project/420m0$Build-2</meta:generator>
  </office:meta>
</office:document-meta>
</file>